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20000021487AE881E0BAE8F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2.994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4cm" draw:marker-end="Circle" draw:marker-end-width="0.274cm" draw:fill="none" draw:fill-color="#fe007f" draw:textarea-vertical-align="middle" fo:padding-top="0.149cm" fo:padding-bottom="0.149cm" fo:padding-left="0.274cm" fo:padding-right="0.274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1.126cm"/>
      <style:paragraph-properties style:writing-mode="lr-tb"/>
    </style:style>
    <style:style style:name="gr5" style:family="graphic" style:parent-style-name="objectwithoutfill">
      <style:graphic-properties svg:stroke-width="0.05cm" svg:stroke-color="#000000" draw:marker-start-width="0.274cm" draw:marker-end="Circle" draw:marker-end-width="0.274cm" draw:fill="none" draw:textarea-vertical-align="middle" fo:padding-top="0.149cm" fo:padding-bottom="0.149cm" fo:padding-left="0.274cm" fo:padding-right="0.2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3.3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1.4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4.1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3.4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3.1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2.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1.8000001907349pt"/>
    </style:style>
    <style:style style:name="P3" style:family="paragraph">
      <loext:graphic-properties draw:fill="none" draw:fill-color="#ffffff"/>
      <style:text-properties fo:font-size="11.8000001907349pt" fo:font-weight="bold" style:font-size-asian="18pt" style:font-size-complex="18pt"/>
    </style:style>
    <style:style style:name="P4" style:family="paragraph">
      <loext:graphic-properties draw:fill="none" draw:fill-color="#fe007f"/>
      <style:paragraph-properties fo:text-align="center"/>
    </style:style>
    <style:style style:name="P5" style:family="paragraph">
      <loext:graphic-properties draw:fill="none" draw:fill-color="#ffffff"/>
      <style:text-properties fo:font-size="11.8000001907349pt" style:font-size-asian="18pt" style:font-size-complex="18pt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2" draw:id="id2" draw:layer="layout" svg:width="20.999cm" svg:height="12.068cm" svg:x="0cm" svg:y="1.91cm">
          <draw:image xlink:href="Pictures/10000000000003820000021487AE881E0BAE8F39.png" xlink:type="simple" xlink:show="embed" xlink:actuate="onLoad" loext:mime-type="image/png">
            <text:p/>
          </draw:image>
          <draw:glue-point draw:id="4" svg:x="-3.51cm" svg:y="-3.129cm"/>
          <draw:glue-point draw:id="5" svg:x="-1.938cm" svg:y="-4.119cm"/>
          <draw:glue-point draw:id="6" svg:x="0.021cm" svg:y="-3.482cm"/>
          <draw:glue-point draw:id="7" svg:x="1.722cm" svg:y="-3.247cm"/>
          <draw:glue-point draw:id="8" svg:x="2.071cm" svg:y="2.27cm"/>
          <draw:glue-point draw:id="9" svg:x="-2.11cm" svg:y="-1.081cm"/>
          <draw:glue-point draw:id="10" svg:x="-1.761cm" svg:y="-1.081cm"/>
          <draw:glue-point draw:id="11" svg:x="-1.034cm" svg:y="-1.081cm"/>
        </draw:frame>
        <draw:frame draw:style-name="gr2" draw:text-style-name="P3" xml:id="id1" draw:id="id1" draw:layer="layout" svg:width="3.494cm" svg:height="0.732cm" svg:x="0.252cm" svg:y="0cm">
          <draw:text-box>
            <text:p text:style-name="P2"><text:span text:style-name="T1">Class Category</text:span></text:p>
          </draw:text-box>
        </draw:frame>
        <draw:connector draw:style-name="gr3" draw:text-style-name="P4" draw:layer="layout" draw:type="curve" draw:line-skew="1.105cm" svg:x1="1.999cm" svg:y1="0.732cm" svg:x2="3.129cm" svg:y2="4.168cm" draw:start-shape="id1" draw:start-glue-point="2" draw:end-shape="id2" draw:end-glue-point="4" svg:d="M1999 732c0 2541 1130 823 1130 3436" svg:viewBox="0 0 1131 3437">
          <text:p/>
        </draw:connector>
        <draw:frame draw:style-name="gr4" draw:text-style-name="P5" xml:id="id3" draw:id="id3" draw:layer="layout" svg:width="1.626cm" svg:height="0.732cm" svg:x="5.448cm" svg:y="0.001cm">
          <draw:text-box>
            <text:p text:style-name="P2"><text:span text:style-name="T1">Class</text:span></text:p>
          </draw:text-box>
        </draw:frame>
        <draw:connector draw:style-name="gr5" draw:text-style-name="P1" draw:layer="layout" draw:type="curve" draw:line-skew="0.291cm" svg:x1="6.261cm" svg:y1="0.733cm" svg:x2="6.43cm" svg:y2="2.974cm" draw:start-shape="id3" draw:start-glue-point="2" draw:end-shape="id2" draw:end-glue-point="5" svg:d="M6261 733c0 1320 169 200 169 2241" svg:viewBox="0 0 170 2242">
          <text:p/>
        </draw:connector>
        <draw:frame draw:style-name="gr6" draw:text-style-name="P5" xml:id="id4" draw:id="id4" draw:layer="layout" svg:width="3.858cm" svg:height="0.732cm" svg:x="8.543cm" svg:y="0.001cm">
          <draw:text-box>
            <text:p text:style-name="P2"><text:span text:style-name="T1">Method Category</text:span></text:p>
          </draw:text-box>
        </draw:frame>
        <draw:connector draw:style-name="gr5" draw:text-style-name="P1" draw:layer="layout" draw:type="curve" draw:line-skew="0.871cm" svg:x1="10.472cm" svg:y1="0.733cm" svg:x2="10.543cm" svg:y2="3.742cm" draw:start-shape="id4" draw:start-glue-point="2" draw:end-shape="id2" draw:end-glue-point="6" svg:d="M10472 733c0 2190 71 686 71 3009" svg:viewBox="0 0 72 3010">
          <text:p/>
        </draw:connector>
        <draw:frame draw:style-name="gr7" draw:text-style-name="P5" xml:id="id5" draw:id="id5" draw:layer="layout" svg:width="1.992cm" svg:height="0.732cm" svg:x="13.737cm" svg:y="0.001cm">
          <draw:text-box>
            <text:p text:style-name="P2"><text:span text:style-name="T1">Method</text:span></text:p>
          </draw:text-box>
        </draw:frame>
        <draw:connector draw:style-name="gr5" draw:text-style-name="P1" draw:layer="layout" draw:type="curve" draw:line-skew="1.126cm" svg:x1="14.733cm" svg:y1="0.733cm" svg:x2="14.115cm" svg:y2="4.026cm" draw:start-shape="id5" draw:start-glue-point="2" draw:end-shape="id2" draw:end-glue-point="7" svg:d="M14733 733c0 2572-618 926-618 3293" svg:viewBox="0 0 619 3294">
          <text:p/>
        </draw:connector>
        <draw:frame draw:style-name="gr8" draw:text-style-name="P5" xml:id="id6" draw:id="id6" draw:layer="layout" svg:width="4.621cm" svg:height="0.732cm" svg:x="14.939cm" svg:y="14.56cm">
          <draw:text-box>
            <text:p text:style-name="P2"><text:span text:style-name="T1">Method Source Code</text:span></text:p>
          </draw:text-box>
        </draw:frame>
        <draw:connector draw:style-name="gr5" draw:text-style-name="P1" draw:layer="layout" draw:type="curve" draw:line-skew="0.659cm" svg:x1="17.249cm" svg:y1="14.56cm" svg:x2="14.318cm" svg:y2="10.695cm" draw:start-shape="id6" draw:start-glue-point="0" svg:d="M17249 14560c0-2284-2931-352-2931-3865" svg:viewBox="0 0 2932 3866">
          <text:p/>
        </draw:connector>
        <draw:frame draw:style-name="gr9" draw:text-style-name="P5" xml:id="id7" draw:id="id7" draw:layer="layout" svg:width="3.957cm" svg:height="0.732cm" svg:x="0.748cm" svg:y="14.564cm">
          <draw:text-box>
            <text:p text:style-name="P2"><text:span text:style-name="T1">Instance Methods</text:span></text:p>
          </draw:text-box>
        </draw:frame>
        <draw:connector draw:style-name="gr5" draw:text-style-name="P1" draw:layer="layout" draw:type="curve" draw:line-skew="7.008cm" svg:x1="2.726cm" svg:y1="14.564cm" svg:x2="6.069cm" svg:y2="6.64cm" draw:start-shape="id7" draw:start-glue-point="0" draw:end-shape="id2" draw:end-glue-point="9" svg:d="M2726 14564c0-9219 3343-5257 3343-7924" svg:viewBox="0 0 3344 7925">
          <text:p/>
        </draw:connector>
        <draw:frame draw:style-name="gr10" draw:text-style-name="P5" xml:id="id8" draw:id="id8" draw:layer="layout" svg:width="3.615cm" svg:height="0.732cm" svg:x="5.227cm" svg:y="14.57cm">
          <draw:text-box>
            <text:p text:style-name="P2"><text:span text:style-name="T1">Class Comment</text:span></text:p>
          </draw:text-box>
        </draw:frame>
        <draw:connector draw:style-name="gr5" draw:text-style-name="P1" draw:layer="layout" draw:type="curve" draw:line-skew="8.78cm" svg:x1="7.034cm" svg:y1="14.57cm" svg:x2="6.802cm" svg:y2="6.64cm" draw:start-shape="id8" draw:start-glue-point="0" draw:end-shape="id2" draw:end-glue-point="10" svg:d="M7034 14570c0-6570-232-2605-232-7930" svg:viewBox="0 0 233 7931">
          <text:p/>
        </draw:connector>
        <draw:frame draw:style-name="gr11" draw:text-style-name="P5" xml:id="id9" draw:id="id9" draw:layer="layout" svg:width="3.4cm" svg:height="0.732cm" svg:x="10.215cm" svg:y="14.574cm">
          <draw:text-box>
            <text:p text:style-name="P2"><text:span text:style-name="T1">Class Methods</text:span></text:p>
          </draw:text-box>
        </draw:frame>
        <draw:connector draw:style-name="gr5" draw:text-style-name="P1" draw:layer="layout" draw:type="curve" draw:line-skew="8.789cm" svg:x1="11.915cm" svg:y1="14.574cm" svg:x2="8.328cm" svg:y2="6.64cm" draw:start-shape="id9" draw:start-glue-point="0" draw:end-shape="id2" draw:end-glue-point="11" svg:d="M11915 14574c0-6562-3587-2596-3587-7934" svg:viewBox="0 0 3588 793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.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ilaire Fernandes</meta:initial-creator>
    <meta:creation-date>2020-07-26T10:08:04.411346603</meta:creation-date>
    <dc:date>2020-10-10T15:31:05.367475362</dc:date>
    <dc:creator>Hilaire Fernandes</dc:creator>
    <meta:editing-duration>PT24M8S</meta:editing-duration>
    <meta:editing-cycles>8</meta:editing-cycles>
    <meta:generator>LibreOffice/6.4.6.2$Linux_X86_64 LibreOffice_project/40$Build-2</meta:generator>
    <meta:document-statistic meta:object-count="17"/>
  </office:meta>
</office:document-meta>
</file>